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c077d" officeooo:paragraph-rsid="001c077d" style:font-size-asian="12pt" style:font-size-complex="12pt"/>
    </style:style>
    <style:style style:name="P2" style:family="paragraph" style:parent-style-name="Standard">
      <style:text-properties style:font-name="arial" fo:font-size="12pt" officeooo:rsid="001c077d" officeooo:paragraph-rsid="001c6873" style:font-size-asian="12pt" style:font-size-complex="12pt"/>
    </style:style>
    <style:style style:name="P3" style:family="paragraph" style:parent-style-name="Standard">
      <style:text-properties style:font-name="arial" fo:font-size="12pt" officeooo:paragraph-rsid="001c6873" style:font-size-asian="12pt" style:font-size-complex="12pt"/>
    </style:style>
    <style:style style:name="P4" style:family="paragraph" style:parent-style-name="Standard">
      <style:text-properties style:font-name="arial" fo:font-size="12pt" fo:font-weight="bold" officeooo:rsid="001c077d" officeooo:paragraph-rsid="001c077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rsid="001c077d" officeooo:paragraph-rsid="0020192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1c077d" officeooo:paragraph-rsid="00228128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1c077d" officeooo:paragraph-rsid="00249006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paragraph-rsid="001c077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2237ab" officeooo:paragraph-rsid="002237ab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normal" officeooo:rsid="001c077d" officeooo:paragraph-rsid="001c077d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1c077d" officeooo:paragraph-rsid="001e8a4d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1c077d" officeooo:paragraph-rsid="0020192a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1c077d" officeooo:paragraph-rsid="001c687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1c077d" officeooo:paragraph-rsid="0022812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1c077d" officeooo:paragraph-rsid="0024900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1c077d" officeooo:paragraph-rsid="0024d04c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2237ab" officeooo:paragraph-rsid="002237ab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2237ab" officeooo:paragraph-rsid="0024d04c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ce181e" style:font-name="arial" fo:font-size="12pt" fo:font-weight="normal" officeooo:rsid="001c077d" officeooo:paragraph-rsid="001c077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style:font-name="arial" fo:font-size="12pt" fo:font-weight="normal" officeooo:rsid="001c077d" officeooo:paragraph-rsid="001c077d" style:font-size-asian="12pt" style:font-weight-asian="normal" style:font-size-complex="12pt" style:font-weight-complex="normal"/>
    </style:style>
    <style:style style:name="P21" style:family="paragraph" style:parent-style-name="Heading_20_3">
      <style:text-properties style:font-name="arial" fo:font-size="12pt" officeooo:rsid="001c077d" officeooo:paragraph-rsid="001c077d" style:font-size-asian="12pt" style:font-size-complex="12pt"/>
    </style:style>
    <style:style style:name="T1" style:family="text">
      <style:text-properties officeooo:rsid="001c077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4292e" fo:letter-spacing="normal" fo:font-style="normal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192a"/>
    </style:style>
    <style:style style:name="T6" style:family="text">
      <style:text-properties officeooo:rsid="0024d04c"/>
    </style:style>
    <style:style style:name="T7" style:family="text">
      <style:text-properties fo:color="#ce181e"/>
    </style:style>
    <style:style style:name="T8" style:family="text">
      <style:text-properties officeooo:rsid="00252e0e"/>
    </style:style>
    <style:style style:name="T9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text:span text:style-name="T3">Iteration 2</text:span></text:h>
      <text:p text:style-name="P4">1. All the companies whose name match 'Babelgum'. Retrieve only their name field.</text:p>
      <text:p text:style-name="P1"/>
      <text:p text:style-name="P3">db.companies.find({name:'Babelgum'}, {name:1, _id:0}).pretty()</text:p>
      <text:p text:style-name="P3">{ "name" : "Babelgum" }</text:p>
      <text:p text:style-name="P3"/>
      <text:p text:style-name="P1"><text:span text:style-name="T4">2. All the companies that have more than 5000 employees. Limit the search to 20 companies and sort them by number of employees.</text:span></text:p>
      <text:p text:style-name="P1"><text:span text:style-name="T4"/></text:p>
      <text:p text:style-name="P2">db.companies.find({number_of_employees:{$gt:5000}},{name:1,_id:0,number_of_employees:1}).sort({number_of_employees:-1}).limit(20)</text:p>
      <text:p text:style-name="P2">{ "name" : "Siemens", "number_of_employees" : 405000 }</text:p>
      <text:p text:style-name="P2">{ "name" : "IBM", "number_of_employees" : 388000 }</text:p>
      <text:p text:style-name="P2">{ "name" : "Toyota", "number_of_employees" : 320000 }</text:p>
      <text:p text:style-name="P2">{ "name" : "PayPal", "number_of_employees" : 300000 }</text:p>
      <text:p text:style-name="P2">{ "name" : "Nippon Telegraph and Telephone Corporation", "number_of_employees" : 227000 }</text:p>
      <text:p text:style-name="P2">{ "name" : "Samsung Electronics", "number_of_employees" : 221726 }</text:p>
      <text:p text:style-name="P2">{ "name" : "Accenture", "number_of_employees" : 205000 }</text:p>
      <text:p text:style-name="P2">{ "name" : "Tata Consultancy Services", "number_of_employees" : 200300 }</text:p>
      <text:p text:style-name="P2">{ "name" : "Flextronics International", "number_of_employees" : 200000 }</text:p>
      <text:p text:style-name="P2">{ "name" : "Safeway", "number_of_employees" : 186000 }</text:p>
      <text:p text:style-name="P2">{ "name" : "Sony", "number_of_employees" : 180500 }</text:p>
      <text:p text:style-name="P2">{ "name" : "LG", "number_of_employees" : 177000 }</text:p>
      <text:p text:style-name="P2">{ "name" : "Ford", "number_of_employees" : 171000 }</text:p>
      <text:p text:style-name="P2">{ "name" : "Boeing", "number_of_employees" : 160000 }</text:p>
      <text:p text:style-name="P2">{ "name" : "Digital Equipment Corporation", "number_of_employees" : 140000 }</text:p>
      <text:p text:style-name="P2">{ "name" : "Nokia", "number_of_employees" : 125000 }</text:p>
      <text:p text:style-name="P2">{ "name" : "MItsubishi Electric", "number_of_employees" : 107000 }</text:p>
      <text:p text:style-name="P2">{ "name" : "MItsubishi Electric", "<text:span text:style-name="T2">number_of_employees" : 107000 }</text:span></text:p>
      <text:p text:style-name="P13">{ "name" : "Comcast", "number_of_employees" : 100000 }</text:p>
      <text:p text:style-name="P13">{ "name" : "Bertelsmann", "number_of_employees" : 100000 }</text:p>
      <text:p text:style-name="P1"><text:span text:style-name="T4"/></text:p>
      <text:p text:style-name="P4">3. All the companies founded between 2000 and 2005, both years included. Retrieve only the name and founded_year fields.</text:p>
      <text:p text:style-name="P4"/>
      <text:p text:style-name="P10">db.companies.find({founded_year:{$gte: 2000,$lte: 2005}},{name:1,_id:0,founded_year:1}).pretty()</text:p>
      <text:p text:style-name="P10">{ "name" : "Wetpaint", "founded_year" : 2005 }</text:p>
      <text:p text:style-name="P10">{ "name" : "Zoho", "founded_year" : 2005 }</text:p>
      <text:p text:style-name="P10">{ "name" : "Digg", "founded_year" : 2004 }</text:p>
      <text:p text:style-name="P10">{ "name" : "Omnidrive", "founded_year" : 2005 }</text:p>
      <text:p text:style-name="P10">{ "name" : "Gizmoz", "founded_year" : 2003 }</text:p>
      <text:p text:style-name="P10">{ "name" : "StumbleUpon", "founded_year" : 2002 }</text:p>
      <text:p text:style-name="P10">{ "name" : "Helio", "founded_year" : 2005 }</text:p>
      <text:p text:style-name="P10">{ "name" : "Facebook", "founded_year" : 2004 }</text:p>
      <text:p text:style-name="P10">Type "it" for more</text:p>
      <text:p text:style-name="P4"/>
      <text:p text:style-name="P4">4. All the companies that had a Valuation Amount of more than 100.000.000 and have been founded before 2010. Retrieve only the name and ipo fields.</text:p>
      <text:p text:style-name="P4"/>
      <text:p text:style-name="P10"><text:soft-page-break/>&gt; db.companies.find({'ipo':{$ne: null},'ipo.valuation_amount':{$gt: 100000000},founded_year:{$lt: 2010}},{name:1,_id:0,ipo:1}).pretty()</text:p>
      <text:p text:style-name="P10">{</text:p>
      <text:p text:style-name="P10"><text:tab/>"name" : "Twitter",</text:p>
      <text:p text:style-name="P10"><text:tab/>"ipo" : {</text:p>
      <text:p text:style-name="P10"><text:tab/><text:tab/>"valuation_amount" : NumberLong("18100000000"),</text:p>
      <text:p text:style-name="P10"><text:tab/><text:tab/>"valuation_currency_code" : "USD",</text:p>
      <text:p text:style-name="P10"><text:tab/><text:tab/>"pub_year" : 2013,</text:p>
      <text:p text:style-name="P10"><text:tab/><text:tab/>"pub_month" : 11,</text:p>
      <text:p text:style-name="P10"><text:tab/><text:tab/>"pub_day" : 7,</text:p>
      <text:p text:style-name="P10"><text:tab/><text:tab/>"stock_symbol" : "NYSE:TWTR"</text:p>
      <text:p text:style-name="P10"><text:tab/>}</text:p>
      <text:p text:style-name="P10">}</text:p>
      <text:p text:style-name="P10"/>
      <text:p text:style-name="P10">Type "it" for more</text:p>
      <text:p text:style-name="P4"/>
      <text:p text:style-name="P4">5. All the companies that have less than 1000 employees and have been founded before 2005. Order them by the number of employees and limit the search to 10 companies.</text:p>
      <text:p text:style-name="P4"/>
      <text:p text:style-name="P11">db.companies.find({'number_of_employees':{$lt: 1000},'founded_year':{$lt: 2005}},{name:1,_id:0,founded_year:1}).sort({number_of_employees:-1}).limit(10).pretty()</text:p>
      <text:p text:style-name="P11">{ "name" : "Infinera Corporation", "founded_year" : 2000 }</text:p>
      <text:p text:style-name="P11">{ "name" : "NorthPoint Communications Group", "founded_year" : 1997 }</text:p>
      <text:p text:style-name="P11">{ "name" : "888 Holdings", "founded_year" : 1997 }</text:p>
      <text:p text:style-name="P11">{ "name" : "Forrester Research", "founded_year" : 1983 }</text:p>
      <text:p text:style-name="P11">{ "name" : "SonicWALL", "founded_year" : 1991 }</text:p>
      <text:p text:style-name="P11">{ "name" : "Webmetrics", "founded_year" : 1999 }</text:p>
      <text:p text:style-name="P11">{ "name" : "Cornerstone OnDemand", "founded_year" : 1999 }</text:p>
      <text:p text:style-name="P11">{ "name" : "Yelp", "founded_year" : 2004 }</text:p>
      <text:p text:style-name="P11">{ "name" : "ZoomInfo", "founded_year" : 2000 }</text:p>
      <text:p text:style-name="P11">{ "name" : "MySpace", "founded_year" : 2003 }</text:p>
      <text:p text:style-name="P4"/>
      <text:p text:style-name="P4">6. All the companies that don't include the partners field.</text:p>
      <text:p text:style-name="P4"/>
      <text:p text:style-name="P10">&gt; db.companies.find({partners: {$eq:[]}},{name:1,_id:0})</text:p>
      <text:p text:style-name="P10">{ "name" : "AdventNet" }</text:p>
      <text:p text:style-name="P10">{ "name" : "Wetpaint" }</text:p>
      <text:p text:style-name="P10">{ "name" : "Zoho" }</text:p>
      <text:p text:style-name="P10">Type "it" for more</text:p>
      <text:p text:style-name="P4"/>
      <text:p text:style-name="P4"/>
      <text:p text:style-name="P4">7. All the companies that have a null type of value on the category_code field.</text:p>
      <text:p text:style-name="P4"/>
      <text:p text:style-name="P10">&gt; db.companies.find({category_code: {$eq:null}},{name:1,_id:0})</text:p>
      <text:p text:style-name="P10">{ "name" : "Collective" }</text:p>
      <text:p text:style-name="P10">{ "name" : "KoolIM" }</text:p>
      <text:p text:style-name="P10">{ "name" : "Snimmer" }</text:p>
      <text:p text:style-name="P10">Type "it" for more</text:p>
      <text:p text:style-name="P4"/>
      <text:p text:style-name="P4">8. All the companies that have at least 100 employees but less than 1000. Retrieve only the name and number of employees fields.</text:p>
      <text:p text:style-name="P10"><text:soft-page-break/></text:p>
      <text:p text:style-name="P10">&gt; db.companies.find({number_of_employees: {$gte: 100, $lt: 1000}},{name:1,_id:0,number_of_employees:1})</text:p>
      <text:p text:style-name="P10">{ "name" : "AdventNet", "number_of_employees" : 600 }</text:p>
      <text:p text:style-name="P10">{ "name" : "AddThis", "number_of_employees" : 120 }</text:p>
      <text:p text:style-name="P10">{ "name" : "OpenX", "number_of_employees" : 305 }</text:p>
      <text:p text:style-name="P12">{ "name" : "LifeLock", "number_of_employees" : 644 }<text:span text:style-name="T5">]</text:span></text:p>
      <text:p text:style-name="P5"><text:span text:style-name="T2">Type "it" for more</text:span></text:p>
      <text:p text:style-name="P4"/>
      <text:p text:style-name="P4">9. Order all the companies by their IPO price in a descending order.</text:p>
      <text:p text:style-name="P4"/>
      <text:p text:style-name="P10">db.companies.find({'ipo':{$ne: null},'ipo.valuation_amount':{$gt: 0}},{name:1,_id:0,ipo:1}).sort({'ipo.valuation_amount':-1}).pretty()</text:p>
      <text:p text:style-name="P10">{</text:p>
      <text:p text:style-name="P10"><text:tab/>"name" : "GREE",</text:p>
      <text:p text:style-name="P10"><text:tab/>"ipo" : {</text:p>
      <text:p text:style-name="P10"><text:tab/><text:tab/>"valuation_amount" : NumberLong("108960000000"),</text:p>
      <text:p text:style-name="P10"><text:tab/><text:tab/>"valuation_currency_code" : "JPY",</text:p>
      <text:p text:style-name="P10"><text:tab/><text:tab/>"pub_year" : 2008,</text:p>
      <text:p text:style-name="P10"><text:tab/><text:tab/>"pub_month" : 12,</text:p>
      <text:p text:style-name="P10"><text:tab/><text:tab/>"pub_day" : 17,</text:p>
      <text:p text:style-name="P10"><text:tab/><text:tab/>"stock_symbol" : "3632"</text:p>
      <text:p text:style-name="P10"><text:tab/>}</text:p>
      <text:p text:style-name="P10">}</text:p>
      <text:p text:style-name="P10">{</text:p>
      <text:p text:style-name="P10"><text:tab/>"name" : "Facebook",</text:p>
      <text:p text:style-name="P10"><text:tab/>"ipo" : {</text:p>
      <text:p text:style-name="P10"><text:tab/><text:tab/>"valuation_amount" : NumberLong("104000000000"),</text:p>
      <text:p text:style-name="P10"><text:tab/><text:tab/>"valuation_currency_code" : "USD",</text:p>
      <text:p text:style-name="P10"><text:tab/><text:tab/>"pub_year" : 2012,</text:p>
      <text:p text:style-name="P10"><text:tab/><text:tab/>"pub_month" : 5,</text:p>
      <text:p text:style-name="P10"><text:tab/><text:tab/>"pub_day" : 18,</text:p>
      <text:p text:style-name="P10"><text:tab/><text:tab/>"stock_symbol" : "NASDAQ:FB"</text:p>
      <text:p text:style-name="P10"><text:tab/>}</text:p>
      <text:p text:style-name="P10">}</text:p>
      <text:p text:style-name="P4"/>
      <text:p text:style-name="P4"/>
      <text:p text:style-name="P4">10. Retrieve the 10 companies with more employees, order by the number of employees</text:p>
      <text:p text:style-name="P4"/>
      <text:p text:style-name="P10">db.companies.find({'number_of_employees':{$gt: 0}},{name:1,_id:0,number_of_employees:1}).sort({'number_of_employees':-1}).limit(10).pretty()</text:p>
      <text:p text:style-name="P10">{ "name" : "Siemens", "number_of_employees" : 405000 }</text:p>
      <text:p text:style-name="P10">{ "name" : "IBM", "number_of_employees" : 388000 }</text:p>
      <text:p text:style-name="P10">{ "name" : "Toyota", "number_of_employees" : 320000 }</text:p>
      <text:p text:style-name="P10">{ "name" : "PayPal", "number_of_employees" : 300000 }</text:p>
      <text:p text:style-name="P10">{</text:p>
      <text:p text:style-name="P10"><text:tab/>"name" : "Nippon Telegraph and Telephone Corporation",</text:p>
      <text:p text:style-name="P10"><text:tab/>"number_of_employees" : 227000</text:p>
      <text:p text:style-name="P10">}</text:p>
      <text:p text:style-name="P10">{ "name" : "Samsung Electronics", "number_of_employees" : 221726 }</text:p>
      <text:p text:style-name="P10"><text:soft-page-break/>{ "name" : "Accenture", "number_of_employees" : 205000 }</text:p>
      <text:p text:style-name="P10">{ "name" : "Tata Consultancy Services", "number_of_employees" : 200300 }</text:p>
      <text:p text:style-name="P10">{ "name" : "Flextronics International", "number_of_employees" : 200000 }</text:p>
      <text:p text:style-name="P10">{ "name" : "Safeway", "number_of_employees" : 186000 }</text:p>
      <text:p text:style-name="P4"/>
      <text:p text:style-name="P4">11. All the companies founded on the second semester of the year. Limit your search to 1000 companies.</text:p>
      <text:p text:style-name="P9"/>
      <text:p text:style-name="P17">db.companies.find({'founded_month':{$gte: 6}},{name:1,_id:0}).limit(1000).pretty()</text:p>
      <text:p text:style-name="P17">{ "name" : "Wetpaint" }</text:p>
      <text:p text:style-name="P17">{ "name" : "Zoho" }</text:p>
      <text:p text:style-name="P17">{ "name" : "Postini" }</text:p>
      <text:p text:style-name="P17">{ "name" : "Geni" }</text:p>
      <text:p text:style-name="P17">{ "name" : "Digg" }</text:p>
      <text:p text:style-name="P17">{ "name" : "Fox Interactive Media" }</text:p>
      <text:p text:style-name="P17">{ "name" : "Omnidrive" }</text:p>
      <text:p text:style-name="P17">Type "it" for more</text:p>
      <text:p text:style-name="P4"/>
      <text:p text:style-name="P4"/>
      <text:p text:style-name="P6"><text:s text:c="4"/>12. All the companies founded before 2000 that have an acquisition amount of more than 10.000.000<text:line-break/><text:span text:style-name="T2">db.companies.find({founded_year:{$lt:2000},'acquisition.price_amount':{$gt: 10000000}},{name:1, _id:0,'acquisition.price_amount':1})</text:span></text:p>
      <text:p text:style-name="P14">{ "name" : "Postini", "acquisition" : { "price_amount" : 625000000 } }</text:p>
      <text:p text:style-name="P14">{ "name" : "SideStep", "acquisition" : { "price_amount" : 180000000 } }</text:p>
      <text:p text:style-name="P14">{ "name" : "Recipezaar", "acquisition" : { "price_amount" : 25000000 } }<text:line-break/>Type "it" for more</text:p>
      <text:p text:style-name="P6"/>
      <text:p text:style-name="P4">13. All the companies that have been acquired after 2010, order by the acquisition amount, and retrieve only their name and acquisition field.</text:p>
      <text:p text:style-name="P4"/>
      <text:p text:style-name="P10"><text:s/><text:span text:style-name="T9">db.companies.find({'acquisition.acquired_year':{$gt:2010}},{name:1, _id:0,'acquisition.price_amount':1}).sort({'acquisition.price_amount':-1})</text:span></text:p>
      <text:p text:style-name="P20"/>
      <text:p text:style-name="P20">{ "name" : "T-Mobile", "acquisition" : { "price_amount" : NumberLong("39000000000") } }</text:p>
      <text:p text:style-name="P20">{ "name" : "Goodrich Corporation", "acquisition" : { "price_amount" : NumberLong("18400000000") } }</text:p>
      <text:p text:style-name="P20">{ "name" : "LSI", "acquisition" : { "price_amount" : NumberLong("6600000000") } }</text:p>
      <text:p text:style-name="P20">{ "name" : "National Semiconductor", "acquisition" : { "price_amount" : NumberLong("6500000000") } }</text:p>
      <text:p text:style-name="P4"/>
      <text:p text:style-name="P4">14. Order the companies by their founded year, retrieving only their name and founded year.</text:p>
      <text:p text:style-name="P4"/>
      <text:p text:style-name="P10">db.companies.find({founded_year:{$exists:true}},{name:1,_id:0,founded_year:1})</text:p>
      <text:p text:style-name="P10">{ "name" : "AdventNet", "founded_year" : 1996 }</text:p>
      <text:p text:style-name="P10">{ "name" : "Wetpaint", "founded_year" : 2005 }</text:p>
      <text:p text:style-name="P10">{ "name" : "Zoho", "founded_year" : 2005 }</text:p>
      <text:p text:style-name="P10"/>
      <text:p text:style-name="P4">15. All the companies that have been founded on the first seven days of the month, including the seventh. Sort them by their acquisition price in a descending order. Limit the search to 10 documents.</text:p>
      <text:p text:style-name="P4"><text:soft-page-break/><text:span text:style-name="T2"/></text:p>
      <text:p text:style-name="P15">db.companies.find({'acquisition.acquired_day':{$lte:7}},{name:1, _id:0,'acquisition.price_amount':1,'acquisition.acquired_day':1}).sort({'acquisition.price_amount':-1}).limit(10)</text:p>
      <text:p text:style-name="P7"><text:span text:style-name="T2">{ "name" : "National Semiconductor", "acquisition" : { "price_amount" : NumberLong("6500000000"), "acquired_day" : 4 } }</text:span></text:p>
      <text:p text:style-name="P7"><text:span text:style-name="T2">{ "name" : "The Weather Channel", "acquisition" : { "price_amount" : NumberLong("3500000000"), "acquired_day" : 7 } }</text:span></text:p>
      <text:p text:style-name="P7"><text:span text:style-name="T2">{ "name" : "Macromedia", "acquisition" : { "price_amount" : NumberLong("3400000000"), "acquired_day" : 3 } }<text:line-break/></text:span></text:p>
      <text:p text:style-name="P4">16. All the companies on the 'web' category that have more than 4000 employees. Sort them by the amount of employees in ascending order.</text:p>
      <text:p text:style-name="P4"/>
      <text:p text:style-name="P10">db.companies.find({category_code:{$eq:'web'},number_of_employees:{$gt:4000}},{name:1,_id:0}).sort({number_of_employees:1})</text:p>
      <text:p text:style-name="P10">{ "name" : "Expedia" }</text:p>
      <text:p text:style-name="P10">{ "name" : "AOL" }</text:p>
      <text:p text:style-name="P10">{ "name" : "Webkinz" }</text:p>
      <text:p text:style-name="P4"><text:span text:style-name="T2"/></text:p>
      <text:p text:style-name="P4">17. All the companies whose acquisition amount is more than 10.000.000, and currency is 'EUR'.</text:p>
      <text:p text:style-name="P4"/>
      <text:p text:style-name="P10">db.companies.find({'acquisition.price_amount':{$gte:10000000},'acquisition.price_currency_code':{$eq:'EUR'}},{name:1, _id:0,'acquisition.price_amount':1,'acquisition.price_currency_code':1})</text:p>
      <text:p text:style-name="P10">{ "name" : "ZYB", "acquisition" : { "price_amount" : 31500000, "price_currency_code" : "EUR" } }</text:p>
      <text:p text:style-name="P10">{ "name" : "Apertio", "acquisition" : { "price_amount" : 140000000, "price_currency_code" : "EUR" } }</text:p>
      <text:p text:style-name="P10">{ "name" : "Greenfield Online", "acquisition" : { "price_amount" : 40000000, "price_currency_code" : "EUR" } }</text:p>
      <text:p text:style-name="P10">{ "name" : "Webedia", "acquisition" : { "price_amount" : 70000000, "price_currency_code" : "EUR" } }</text:p>
      <text:p text:style-name="P10">{ "name" : "Wayfinder", "acquisition" : { "price_amount" : 24000000, "price_currency_code" : "EUR" } }</text:p>
      <text:p text:style-name="P10">{ "name" : "Tuenti Technologies", "acquisition" : { "price_amount" : 70000000, "price_currency_code" : "EUR" } }</text:p>
      <text:p text:style-name="P10">{ "name" : "BioMed Central", "acquisition" : { "price_amount" : 43400000, "price_currency_code" : "EUR" } }</text:p>
      <text:p text:style-name="P4"/>
      <text:p text:style-name="P4">18. All the companies that have been acquired on the first trimester of the year. Limit the search to 10 companies, and retrieve only their name and acquisition fields.</text:p>
      <text:p text:style-name="P4"/>
      <text:p text:style-name="P18">db.companies.find({'founded_month':{$<text:span text:style-name="T6">lt</text:span>e: <text:span text:style-name="T6">3</text:span>}},{name:1,_id:0,<text:span text:style-name="T6">acquisition:1</text:span>}).limit(10).pretty()</text:p>
      <text:p text:style-name="P18">{</text:p>
      <text:p text:style-name="P18"><text:tab/>"name" : "Gizmoz",</text:p>
      <text:p text:style-name="P18"><text:tab/>"acquisition" : {</text:p>
      <text:p text:style-name="P18"><text:tab/><text:tab/>"price_amount" : null,</text:p>
      <text:p text:style-name="P18"><text:tab/><text:tab/>"price_currency_code" : "USD",</text:p>
      <text:p text:style-name="P18"><text:tab/><text:tab/>"term_code" : null,</text:p>
      <text:p text:style-name="P18"><text:soft-page-break/><text:tab/><text:tab/>"source_url" : "http://www.gizmoz.com",</text:p>
      <text:p text:style-name="P18"><text:tab/><text:tab/>"source_description" : "TechCrunch",</text:p>
      <text:p text:style-name="P18"><text:tab/><text:tab/>"acquired_year" : 2009,</text:p>
      <text:p text:style-name="P18"><text:tab/><text:tab/>"acquired_month" : 12,</text:p>
      <text:p text:style-name="P18"><text:tab/><text:tab/>"acquired_day" : 15,</text:p>
      <text:p text:style-name="P18"><text:tab/><text:tab/>"acquiring_company" : {</text:p>
      <text:p text:style-name="P18"><text:tab/><text:tab/><text:tab/>"name" : "Daz 3d",</text:p>
      <text:p text:style-name="P18"><text:tab/><text:tab/><text:tab/>"permalink" : "daz-3d"</text:p>
      <text:p text:style-name="P18"><text:tab/><text:tab/>}</text:p>
      <text:p text:style-name="P18"><text:tab/>}</text:p>
      <text:p text:style-name="P18">}</text:p>
      <text:p text:style-name="P18">{</text:p>
      <text:p text:style-name="P18"><text:tab/>"name" : "StumbleUpon",</text:p>
      <text:p text:style-name="P18"><text:tab/>"acquisition" : {</text:p>
      <text:p text:style-name="P18"><text:tab/><text:tab/>"price_amount" : 29000000,</text:p>
      <text:p text:style-name="P18"><text:tab/><text:tab/>"price_currency_code" : "USD",</text:p>
      <text:p text:style-name="P18"><text:tab/><text:tab/>"term_code" : null,</text:p>
      <text:p text:style-name="P18"><text:tab/><text:tab/>"source_url" : "http://techcrunch.com/2009/04/13/ebay-unacquires-stumbleupon/",</text:p>
      <text:p text:style-name="P18"><text:tab/><text:tab/>"source_description" : "StumbleUpon Beats Skype In Escaping EBay's Clutches",</text:p>
      <text:p text:style-name="P18"><text:tab/><text:tab/>"acquired_year" : 2009,</text:p>
      <text:p text:style-name="P18"><text:tab/><text:tab/>"acquired_month" : 4,</text:p>
      <text:p text:style-name="P18"><text:tab/><text:tab/>"acquired_day" : null,</text:p>
      <text:p text:style-name="P18"><text:tab/><text:tab/>"acquiring_company" : {</text:p>
      <text:p text:style-name="P18"><text:tab/><text:tab/><text:tab/>"name" : "StumbleUpon",</text:p>
      <text:p text:style-name="P18"><text:tab/><text:tab/><text:tab/>"permalink" : "stumbleupon"</text:p>
      <text:p text:style-name="P18"><text:tab/><text:tab/>}</text:p>
      <text:p text:style-name="P18"><text:tab/>}</text:p>
      <text:p text:style-name="P18">}</text:p>
      <text:p text:style-name="P4"/>
      <text:p text:style-name="P8"><text:span text:style-name="T1">19. All the companies that have been founded between 2000 and 2010, but have not been acquired before 2011.</text:span></text:p>
      <text:p text:style-name="P8"/>
      <text:p text:style-name="P16">db.companies.find({founded_year:{$gte: 2000,$lte: 2010},'acquisition.acquired_year':{$gte: 2011}},{name:1,_id:0,founded_year:1,'acquisition.acquired_year':1}).pretty()</text:p>
      <text:p text:style-name="P16">{</text:p>
      <text:p text:style-name="P16"><text:tab/>"name" : "Wetpaint",</text:p>
      <text:p text:style-name="P16"><text:tab/>"founded_year" : 2005,</text:p>
      <text:p text:style-name="P16"><text:tab/>"acquisition" : {</text:p>
      <text:p text:style-name="P16"><text:tab/><text:tab/>"acquired_year" : 2013</text:p>
      <text:p text:style-name="P16"><text:tab/>}</text:p>
      <text:p text:style-name="P16">}</text:p>
      <text:p text:style-name="P16">{</text:p>
      <text:p text:style-name="P16"><text:tab/>"name" : "Geni",</text:p>
      <text:p text:style-name="P16"><text:tab/>"founded_year" : 2006,</text:p>
      <text:p text:style-name="P16"><text:tab/>"acquisition" : {</text:p>
      <text:p text:style-name="P16"><text:tab/><text:tab/>"acquired_year" : 2012</text:p>
      <text:p text:style-name="P16"><text:tab/>}</text:p>
      <text:p text:style-name="P16">}</text:p>
      <text:p text:style-name="P16">{</text:p>
      <text:p text:style-name="P16"><text:tab/>"name" : "Digg",</text:p>
      <text:p text:style-name="P16"><text:soft-page-break/><text:tab/>"founded_year" : 2004,</text:p>
      <text:p text:style-name="P16"><text:tab/>"acquisition" : {</text:p>
      <text:p text:style-name="P16"><text:tab/><text:tab/>"acquired_year" : 2012</text:p>
      <text:p text:style-name="P16"><text:tab/>}</text:p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5:28:11.473680065</meta:creation-date>
    <dc:date>2019-12-17T17:48:16.077052391</dc:date>
    <meta:editing-duration>PT17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224" meta:word-count="1475" meta:character-count="11324" meta:non-whitespace-character-count="9944"/>
  </office:meta>
</office:document-meta>
</file>